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fo:color="#808080" style:font-name="Courier New" fo:font-size="12pt" fo:font-style="italic" fo:font-weight="normal" style:font-size-asian="12pt" style:font-weight-asian="normal" style:font-size-complex="12pt" style:font-weight-complex="normal"/>
    </style:style>
    <style:style style:name="P7" style:family="paragraph" style:parent-style-name="Preformatted_20_Text">
      <style:paragraph-properties fo:margin-top="0cm" fo:margin-bottom="0.499cm" fo:background-color="#ffffff">
        <style:background-image/>
      </style:paragraph-properties>
      <style:text-properties fo:color="#000000" style:font-name="Courier New"/>
    </style:style>
    <style:style style:name="P8" style:family="paragraph" style:parent-style-name="Preformatted_20_Text">
      <style:paragraph-properties fo:background-color="#ffffff">
        <style:background-image/>
      </style:paragraph-properties>
      <style:text-properties fo:color="#000000" style:font-name="Courier New"/>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8000" fo:font-weight="bold"/>
    </style:style>
    <style:style style:name="T3" style:family="text">
      <style:text-properties fo:color="#0000ff"/>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EnergyMap Notifications</text:p>
      <text:p text:style-name="P1"/>
      <text:p text:style-name="P1"/>
      <text:p text:style-name="P3">Esquema de la aplicación</text:p>
      <text:p text:style-name="P2"/>
      <text:p text:style-name="P2"/>
      <text:p text:style-name="P2"/>
      <text:p text:style-name="P5">Login</text:p>
      <text:p text:style-name="P2"/>
      <text:p text:style-name="P2">A través de la <text:span text:style-name="T1">app</text:span> se envia una petición POST al script <text:span text:style-name="T1">PHP</text:span> Login.php, el cual responde con un String = "1"; en caso de que todo haya ido correctamente, en caso contrario la respuesta es una descripción del error.</text:p>
      <text:p text:style-name="P2"/>
      <text:p text:style-name="P2">A traves de la petición POST se envia el <text:span text:style-name="T1">usuario</text:span>, la <text:span text:style-name="T1">contraseña</text:span> y el <text:span text:style-name="T1">token</text:span>.</text:p>
      <text:p text:style-name="P2"/>
      <text:p text:style-name="P2">Es aqui donde se especifica la URL que se utilizará para comunicar con el script PHP.</text:p>
      <text:p text:style-name="P2"/>
      <text:p text:style-name="P2"/>
      <text:p text:style-name="P5">Envio de notificaciones</text:p>
      <text:p text:style-name="P5"/>
      <text:p text:style-name="P2">Las notificaciones se envian mediante un script <text:span text:style-name="T1">PHP</text:span>, el cual envia la información a <text:span text:style-name="T1">Firebase</text:span> y este se encarga de hacer llegar el mensaje a la <text:span text:style-name="T1">app</text:span> del destinatario.</text:p>
      <text:p text:style-name="P2"/>
      <text:p text:style-name="P2">La app, al recibir la notificacion llama al método sendNotification pasandole el mensaje, el mensaje se guarda en un JSON, según que tipo de alarma la estructura es diferente.</text:p>
      <text:p text:style-name="P2"/>
      <text:p text:style-name="P2">El JSON una vez hecho se pasa a formato String y se guarda en las SharedPreferences.</text:p>
      <text:p text:style-name="P2"/>
      <text:p text:style-name="P2">Una vez guardado se le muestra la notificación emergente al usuario.</text:p>
      <text:p text:style-name="P2"/>
      <text:p text:style-name="P5"/>
      <text:p text:style-name="P5">Preferencias del usuario</text:p>
      <text:p text:style-name="P5"/>
      <text:p text:style-name="P2">Las preferencias del usuario se guardan en las SharedPreferences.</text:p>
      <text:p text:style-name="P2"/>
      <text:p text:style-name="P2">Una vez el usuario se ha logeado correctamente se crea una preferencia "usuario_logeado" que es igual correo o nombre de usuario de quien se haya logeado.</text:p>
      <text:p text:style-name="P2"/>
      <text:p text:style-name="P2">Más tarde para guardar y acceder a las preferencias del usuario siempre se sigue el patrón:</text:p>
      <text:p text:style-name="P2"/>
      <text:p text:style-name="P2">usuario+Preferencia = preferencia;</text:p>
      <text:p text:style-name="P2"/>
      <text:p text:style-name="P2"><text:span text:style-name="T1">Ejemplo</text:span>:</text:p>
      <text:p text:style-name="P2"/>
      <text:p text:style-name="P2">Si el usuario es <text:a xlink:type="simple" xlink:href="mailto:invitado@demo" text:style-name="Internet_20_link" text:visited-style-name="Visited_20_Internet_20_Link">invitado@demo</text:a>, la preferencia de color para las alarmas de tipo Umbral será:</text:p>
      <text:p text:style-name="P2"/>
      <text:p text:style-name="P2"><text:a xlink:type="simple" xlink:href="mailto:invitado@demo" text:style-name="Internet_20_link" text:visited-style-name="Visited_20_Internet_20_Link">invitado@demo</text:a>_prefUmbral = rojo;</text:p>
      <text:p text:style-name="P2"/>
      <text:p text:style-name="P5"><text:soft-page-break/>Alarmas</text:p>
      <text:p text:style-name="P5"/>
      <text:p text:style-name="P2">Las alarmas se guardan en la preferencia del nombre de usuario, en un json que va siendo modificado según vayan llegando nuevas alarmas.</text:p>
      <text:p text:style-name="P2"/>
      <text:p text:style-name="P2">Se trata de un gran JSONArray que dentro almacena JSONObjects con las alarmas.</text:p>
      <text:p text:style-name="P2"/>
      <text:p text:style-name="P2"><text:span text:style-name="T1">Ejemplo</text:span>:</text:p>
      <text:p text:style-name="P2"/>
      <text:p text:style-name="P2"><text:a xlink:type="simple" xlink:href="mailto:invitado@demo" text:style-name="Internet_20_link" text:visited-style-name="Visited_20_Internet_20_Link">invitado@demo</text:a> = [ {sede: 'Plaza del Cedro', empresa: 'Mercadona', prioridad: 'Alta'}, {sede: 'Plaza del Carmen', empresa: 'Consum', prioridad: 'Media'} ]</text:p>
      <text:p text:style-name="P2"/>
      <text:p text:style-name="P2"/>
      <text:p text:style-name="P5">Envio de configuración al usuario.</text:p>
      <text:p text:style-name="P4"/>
      <text:p text:style-name="P2">Una vez logeado el usuario, para que pueda utilizar los <text:span text:style-name="T1">filtros</text:span> de <text:span text:style-name="T1">Empresa</text:span> y <text:span text:style-name="T1">Sede</text:span>, se le ha de enviar una notificación de tipo <text:span text:style-name="T1">Configuración</text:span> que contenga un JSONobject con los filtros, en este tipo de notificación el usuario no será notificado, simplemente se le añadirán los filtros necesarios.</text:p>
      <text:p text:style-name="P2"/>
      <text:p text:style-name="P2">El <text:span text:style-name="T1">formato</text:span> es el siguiente:</text:p>
      <text:p text:style-name="P2"/>
      <text:p text:style-name="P2">{ empresa1 : ['sede1', 'sede2', 'sede3'], empresa2 : ['sede1', 'sede2', 'sede3'], empresa3 : ['sede1', 'sede2', 'sede3'] }</text:p>
      <text:p text:style-name="P2"/>
      <text:p text:style-name="P2"/>
      <text:p text:style-name="P2">Este string se guardara en las SharedPreferences del usuario_empresasede</text:p>
      <text:p text:style-name="P2"/>
      <text:p text:style-name="P2"/>
      <text:p text:style-name="P5"/>
      <text:p text:style-name="P5">Inicio de la app</text:p>
      <text:p text:style-name="P5"/>
      <text:p text:style-name="P2">Al iniciar la app, la primera Activity que se abre es la RedirectActivity, la cual lo único que hace es ver si el usuario esta logeado, y según lo este o no lo este, nos redirige a MainActivity en caso afirmativo, y en caso contrario nos redirige a la activity Login.</text:p>
      <text:p text:style-name="P2"/>
      <text:p text:style-name="P2"/>
      <text:p text:style-name="P5">Ajustes</text:p>
      <text:p text:style-name="P5"/>
      <text:p text:style-name="P2">En esta activity, es donde el usuario puede configurar la app y personalizarla según sea de su gusto</text:p>
      <text:p text:style-name="P2"/>
      <text:p text:style-name="P2">Tiene dos apartados:</text:p>
      <text:p text:style-name="P2"/>
      <text:p text:style-name="P2"/>
      <text:p text:style-name="P2">Sonido de notificaciones:</text:p>
      <text:p text:style-name="P2"/>
      <text:p text:style-name="P2">Aqui hay 3 spinners (equivalente a selects en html) para elegir el sonido de notificación según la prioridad de la alarma, un checkbox para hacer vibrar el movil al recibir notificaciones, y un botón para ponerlo todo en silencio</text:p>
      <text:p text:style-name="P2"/>
      <text:p text:style-name="P2">Personalización de colores:</text:p>
      <text:p text:style-name="P2"/>
      <text:p text:style-name="P2">Aqui el usuario puede elegir el color de fondo para cada tipo de alarma.</text:p>
      <text:p text:style-name="P5"><text:soft-page-break/>Cuenta</text:p>
      <text:p text:style-name="P5"/>
      <text:p text:style-name="P2">Esta actividad es una actividad flotante, la cual muestra al usuario el nombre de usuario o correo con el que se ha logeado, y le da la opción de cerrar sesión (desvincular).</text:p>
      <text:p text:style-name="P2"/>
      <text:p text:style-name="P2"/>
      <text:p text:style-name="P2"/>
      <text:p text:style-name="P5">MainActivity</text:p>
      <text:p text:style-name="P5"/>
      <text:p text:style-name="P2">Esta es la activity principal donde se muestran los filtros y las alarmas al usuario.</text:p>
      <text:p text:style-name="P2"/>
      <text:p text:style-name="P2">En la parte superior se muestran permanentemente los filtros del usuario, Tipo, Prioridad, Empresa y Sede.</text:p>
      <text:p text:style-name="P2"/>
      <text:p text:style-name="P2"><text:s/>Aqui el usuario puede cambiar los filtros para ver solo lo que le interesa, en caso de que haya alarmas pero ninguna coincida con los filtros del usuario, se le mostrará un botón para restablecer los filtros y ver todas las alarmas.</text:p>
      <text:p text:style-name="P2"/>
      <text:p text:style-name="P2"/>
      <text:p text:style-name="P2">Debajo de los filtros es donde se muestran las alarmas.</text:p>
      <text:p text:style-name="P2"/>
      <text:p text:style-name="P2">Cada una de las alarmas es un TextView con el color de fondo según la preferencia del usuario para el tipo de alarma, o en su defecto, el color de fondo por defecto.</text:p>
      <text:p text:style-name="P2"/>
      <text:p text:style-name="P2">Estos TextView tienen un clickListener, el cual al activarse despliega la información de la alarma en concreto, y la da por leida.</text:p>
      <text:p text:style-name="P2"/>
      <text:p text:style-name="P2">Según el tipo de alarma se mustran unos campos u otros. El campo de URL tiene un clicklistener en el icono de la gráfica que dirige al usuario al enlace.</text:p>
      <text:p text:style-name="P2">El campo comentario también tiene un clickListener que despliega el comentario para verlo entero y viceversa.</text:p>
      <text:p text:style-name="P2"/>
      <text:p text:style-name="P2"/>
      <text:p text:style-name="P5">Menu Toolbar</text:p>
      <text:p text:style-name="P5"/>
      <text:p text:style-name="P2">El menu es adaptable, según lo que quepa en la pantalla se mostrarán las opciones en forma de iconos, y en caso de que no haya espacio se podrá desplegar el menu.</text:p>
      <text:p text:style-name="P2"/>
      <text:p text:style-name="P2">Aqui es donde se accede a Ajustes, Cuenta, Borrar alarmas y Actualizar.</text:p>
      <text:p text:style-name="P2"/>
      <text:p text:style-name="P2"/>
      <text:p text:style-name="P2"/>
      <text:p text:style-name="P4">Añadir nueva alarma</text:p>
      <text:p text:style-name="P4"/>
      <text:p text:style-name="P2">Para añadir una nueva alarma se ha de modificar la clase <text:span text:style-name="T1">MyFireBaseMessagingService</text:span>.</text:p>
      <text:p text:style-name="P2"/>
      <text:p text:style-name="P2">Simplemente hay que seguir la estructura que siguen las otras alarmas, pero cambiando los campos correspondientes.</text:p>
      <text:p text:style-name="P2"/>
      <text:p text:style-name="P2">Despúes hay que hacer lo mismo en el activity <text:span text:style-name="T1">MainActivity</text:span>, también siguiendo el patrón de las otras alarmas.</text:p>
      <text:p text:style-name="P2"/>
      <text:p text:style-name="P2"><text:soft-page-break/>Lo mismo con el script de <text:span text:style-name="T1">PHP</text:span> el cual envia las alarmas, siguiendo el patrón se añade el nuevo tipo, solo se cambian los campos y valores.</text:p>
      <text:p text:style-name="P2"/>
      <text:p text:style-name="P2"/>
      <text:p text:style-name="P4">Compliar nueva versión</text:p>
      <text:p text:style-name="P2"/>
      <text:p text:style-name="P2">Para actualizar la app, es imprescindible cambiar la version dentro del build.gradle</text:p>
      <text:p text:style-name="P2"/>
      <text:p text:style-name="P6">// Cada vez que se publique una ctualización hay que cambiar el versionCode y el versionName</text:p>
      <text:p text:style-name="P8">versionCode <text:span text:style-name="T3">6</text:span></text:p>
      <text:p text:style-name="P7">versionName <text:span text:style-name="T2">"1.05"</text:span></text:p>
      <text:p text:style-name="P2"/>
      <text:p text:style-name="P2">Cada actualización el versionCode hay que subirlo, y el versionName también es recomendado.</text:p>
      <text:p text:style-name="P2"/>
      <text:p text:style-name="P2"/>
      <text:p text:style-name="P2">Una vez hecho esto, tenemos que ir al menu Build -&gt; Generate Signed APK... --&gt; </text:p>
      <text:p text:style-name="P2"/>
      <text:p text:style-name="P2">Nos pedirá contraseña, es "MyEnergyMap".</text:p>
      <text:p text:style-name="P2"/>
      <text:p text:style-name="P2">Luego pedirá la KeyStore Path, la ubicación donde esta guardada la clave. Es: "C:\Users\MyLenovo\keyMyEneryMap.jks".</text:p>
      <text:p text:style-name="P2"/>
      <text:p text:style-name="P2">El nombre de la clave es keymyenergymap.</text:p>
      <text:p text:style-name="P2"/>
      <text:p text:style-name="P2">Nos volverá a pedir contraseñas, todas son "MyEnergyMap".</text:p>
      <text:p text:style-name="P2"/>
      <text:p text:style-name="P2">Finalmente elegimos la ubicación donde queremos generar el archivo .apk, y le damos a aceptar.</text:p>
      <text:p text:style-name="P2"/>
      <text:p text:style-name="P2"/>
      <text:p text:style-name="P2">Una vez tenemos el .apk, vamos a la consola de desarrollo de google.</text:p>
      <text:p text:style-name="P2"/>
      <text:p text:style-name="P2">Aqui escogemos la app <text:span text:style-name="T1">MyEnergyMap Notifications</text:span></text:p>
      <text:p text:style-name="P4"/>
      <text:p text:style-name="P2">Entramos al menu <text:span text:style-name="T1">Gestión de versiones --&gt; Versiones de la aplicación.</text:span></text:p>
      <text:p text:style-name="P4"/>
      <text:p text:style-name="P2">Escogemos según el punto en el que se encuentre la aplicación, Alfa, Beta o Producción.</text:p>
      <text:p text:style-name="P2"/>
      <text:p text:style-name="P2">Le damos a<text:span text:style-name="T1"> administrar version</text:span></text:p>
      <text:p text:style-name="P4"/>
      <text:p text:style-name="P2">Pulsamos en <text:span text:style-name="T1">crear versión -&gt; Subir APK</text:span></text:p>
      <text:p text:style-name="P2"/>
      <text:p text:style-name="P2">Arrastramos el apk o lo seleccionamos manualmente.</text:p>
      <text:p text:style-name="P2"/>
      <text:p text:style-name="P2">Finalmente le damos a guardar borrador y luego a revisar.</text:p>
      <text:p text:style-name="P2"/>
      <text:p text:style-name="P2">Tardará un rato ser procesada, y ya estará lista para actualizar y utili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8M35S</meta:editing-duration>
    <meta:editing-cycles>7</meta:editing-cycles>
    <meta:generator>OpenOffice/4.1.2$Win32 OpenOffice.org_project/412m3$Build-9782</meta:generator>
    <dc:date>2017-06-19T16:17:23.69</dc:date>
    <meta:document-statistic meta:table-count="0" meta:image-count="0" meta:object-count="0" meta:page-count="4" meta:paragraph-count="78" meta:word-count="1063" meta:character-count="6342"/>
    <meta:user-defined meta:name="Info 1"/>
    <meta:user-defined meta:name="Info 2"/>
    <meta:user-defined meta:name="Info 3"/>
    <meta:user-defined meta:name="Info 4"/>
  </office:meta>
</office:document-meta>
</file>